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1c1c1c"/>
    </style:style>
    <style:style style:name="gr1" style:family="graphic" style:parent-style-name="standard">
      <style:graphic-properties svg:stroke-width="1.058cm" svg:stroke-color="#ffffff" draw:marker-start-width="1.786cm" draw:marker-end-width="1.786cm" draw:fill="none" loext:fill-use-slide-background="false" draw:textarea-horizontal-align="justify" draw:textarea-vertical-align="middle" draw:auto-grow-height="false" fo:min-height="6.492cm" fo:min-width="8.464cm" fo:padding-top="0.653cm" fo:padding-bottom="0.653cm" fo:padding-left="0.778cm" fo:padding-right="0.778cm" loext:decorative="false"/>
    </style:style>
    <style:style style:name="gr2" style:family="graphic" style:parent-style-name="standard">
      <style:graphic-properties draw:stroke="none" svg:stroke-width="0.882cm" svg:stroke-color="#ffffff" draw:marker-start-width="2.157cm" draw:marker-end-width="2.157cm" draw:fill="solid" draw:fill-color="#ffffff" loext:fill-use-slide-background="false" draw:opacity="100%" draw:textarea-horizontal-align="justify" draw:textarea-vertical-align="middle" draw:auto-grow-height="false" fo:min-height="0.717cm" fo:min-width="0.014cm" fo:padding-top="0.336cm" fo:padding-bottom="0.336cm" fo:padding-left="0.461cm" fo:padding-right="0.461cm" draw:shadow="hidden" loext:decorative="false"/>
    </style:style>
    <style:style style:name="gr3" style:family="graphic" style:parent-style-name="standard">
      <style:graphic-properties svg:stroke-width="0.706cm" svg:stroke-color="#ffffff" draw:marker-start-width="1.259cm" draw:marker-end-width="1.259cm" draw:fill="none" loext:fill-use-slide-background="false" draw:textarea-horizontal-align="justify" draw:textarea-vertical-align="middle" draw:auto-grow-height="false" fo:min-height="10.621cm" fo:min-width="5.144cm" fo:padding-top="0.478cm" fo:padding-bottom="0.478cm" fo:padding-left="0.603cm" fo:padding-right="0.603cm" loext:decorative="false"/>
    </style:style>
    <style:style style:name="P1" style:family="paragraph">
      <loext:graphic-properties draw:fill="none"/>
      <style:paragraph-properties fo:text-align="center"/>
    </style:style>
    <style:style style:name="P2" style:family="paragraph">
      <loext:graphic-properties draw:fill="solid" draw:fill-color="#ffffff" draw:opacity="100%"/>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10.16cm" svg:height="7.938cm" svg:x="5.94cm" svg:y="16.8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2" draw:text-style-name="P2" draw:layer="layout" svg:width="2.733cm" svg:height="4.238cm" svg:x="9.907cm" svg:y="18.78cm" svg:viewBox="0 0 2734 4239" svg:d="M1607 1703c59-15 117-34 171-59 65-29 124-65 176-106 54-42 100-89 138-141 39-52 69-108 89-167 20-58 30-119 30-180 0-62-10-123-30-181-20-59-50-115-89-167-38-52-84-99-138-141-52-41-111-77-176-106-63-28-130-50-200-65-68-14-139-22-211-22s-143 8-211 22c-70 15-137 37-200 65-65 29-124 65-176 106-54 42-100 89-138 141-39 52-69 108-89 167-20 58-30 119-30 181 0 61 10 122 30 180 20 59 50 115 89 167 38 52 84 99 138 141 52 41 111 77 176 106 7 3 15 7 23 10v514l-408 1703h1448l-412-1723zM2589 4055c0 32-12 64-35 92s-56 51-95 67c-40 16-85 25-131 25h-2066c-46 0-91-9-131-25s-73-39-96-67-35-60-35-92c0-10 1-21 4-31l515-2151c-45-27-88-57-128-88-83-65-155-138-213-218-59-79-103-163-133-250s-45-177-45-267c0-91 15-181 45-268s74-171 133-250c58-80 130-153 213-218 84-65 178-122 282-169 105-47 217-83 333-108 117-24 239-37 361-37s244 13 361 37c116 25 228 61 333 108 104 47 198 104 282 169 83 65 155 138 213 218 59 79 103 163 133 250s45 177 45 268c0 90-15 180-45 267s-74 171-133 250c-58 80-130 153-213 218-76 59-162 112-255 156l498 2083c2 10 3 21 3 31z">
          <text:p/>
        </draw:path>
        <draw:custom-shape draw:style-name="gr3" draw:text-style-name="P1" draw:layer="layout" svg:width="6.35cm" svg:height="11.577cm" svg:x="7.967cm" svg:y="11.025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8-03T10:59:06.238000000</meta:creation-date>
    <dc:date>2024-08-03T12:07:22.212000000</dc:date>
    <meta:editing-duration>PT1H8M11S</meta:editing-duration>
    <meta:editing-cycles>12</meta:editing-cycles>
    <meta:generator>LibreOffice/24.2.3.2$Windows_X86_64 LibreOffice_project/433d9c2ded56988e8a90e6b2e771ee4e6a5ab2ba</meta:generator>
    <meta:document-statistic meta:object-count="3"/>
  </office:meta>
</office:document-meta>
</file>